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DIE FRAU (Antonia) 2. Strang</text:p>
      <text:p text:style-name="Standard"/>
      <text:p text:style-name="Standard">Konzept:</text:p>
      <text:p text:style-name="Standard">Sie hat einen Bruder, der ihr den tod wünscht, damit er das ganze familienerbe bekommt. Ihr gemeinsamer Vater liegt im Sterben, die Muter ist schon länger tod. Sie trauert um den kurz bevorstehenden Tod ihres Vaters, während der gierige Bruder ihren Tod plant und Tom als Auftragsmörder Angagiert sich ihr zu entledigen.<text:s/>Antonia ist Lehrerin und vielleicht geschieden. Sie ist ein bisschen einsam.<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ristian Zeitzschel</dc:creator>
    <meta:creation-date>2018-07-31T09:34:00Z</meta:creation-date>
    <dc:date>2018-07-31T07:42:00Z</dc:date>
    <meta:template xlink:href="Normal.dotm" xlink:type="simple"/>
    <meta:editing-cycles>3</meta:editing-cycles>
    <meta:editing-duration>PT0S</meta:editing-duration>
    <meta:document-statistic meta:page-count="1" meta:paragraph-count="1" meta:word-count="60" meta:character-count="437" meta:row-count="3" meta:non-whitespace-character-count="378"/>
  </office:meta>
</office:document-meta>
</file>